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of_5f_LINKS" style:display-name="Table_of_LINKS" style:family="table">
      <style:table-properties style:width="17.013cm" fo:margin-left="0cm" table:align="left"/>
    </style:style>
    <style:style style:name="Table_5f_of_5f_LINKS.A" style:display-name="Table_of_LINKS.A" style:family="table-column">
      <style:table-column-properties style:column-width="7.699cm"/>
    </style:style>
    <style:style style:name="Table_5f_of_5f_LINKS.B" style:display-name="Table_of_LINKS.B" style:family="table-column">
      <style:table-column-properties style:column-width="9.313cm"/>
    </style:style>
    <style:style style:name="Table_5f_of_5f_LINKS.A1" style:display-name="Table_of_LINKS.A1" style:family="table-cell">
      <style:table-cell-properties fo:padding="0cm" fo:border="none" style:writing-mode="pag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699cm"/>
    </style:style>
    <style:style style:name="Table1.B" style:family="table-column">
      <style:table-column-properties style:column-width="9.313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Header">
      <style:text-properties officeooo:rsid="000facab" officeooo:paragraph-rsid="000facab" fo:background-color="#ffff00"/>
    </style:style>
    <style:style style:name="P2" style:family="paragraph" style:parent-style-name="Table_20_Contents">
      <style:text-properties officeooo:rsid="000facab" officeooo:paragraph-rsid="000facab"/>
    </style:style>
    <style:style style:name="P3" style:family="paragraph" style:parent-style-name="Standard">
      <style:text-properties officeooo:paragraph-rsid="0010299e"/>
    </style:style>
    <style:style style:name="P4" style:family="paragraph" style:parent-style-name="Table_20_Contents">
      <style:text-properties officeooo:paragraph-rsid="0010299e"/>
    </style:style>
    <style:style style:name="P5" style:family="paragraph" style:parent-style-name="Table_20_Contents">
      <style:text-properties officeooo:rsid="00119f03" officeooo:paragraph-rsid="0010299e"/>
    </style:style>
    <style:style style:name="P6" style:family="paragraph" style:parent-style-name="Table_20_Contents">
      <style:text-properties officeooo:rsid="00119f03" officeooo:paragraph-rsid="0010299e"/>
    </style:style>
    <style:style style:name="P7" style:family="paragraph" style:parent-style-name="Table_20_Contents">
      <style:text-properties officeooo:paragraph-rsid="0010299e"/>
    </style:style>
    <style:style style:name="P8" style:family="paragraph" style:parent-style-name="Table_20_Contents">
      <style:text-properties officeooo:rsid="0010c300" officeooo:paragraph-rsid="0010c3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f03" style:font-weight-asian="bold" style:font-weight-complex="bold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of_LINKS" table:style-name="Table_5f_of_5f_LINKS">
        <table:table-column table:style-name="Table_5f_of_5f_LINKS.A"/>
        <table:table-column table:style-name="Table_5f_of_5f_LINKS.B"/>
        <table:table-row>
          <table:table-cell table:style-name="Table_5f_of_5f_LINKS.A1" office:value-type="string">
            <text:p text:style-name="P2">1) IR sensor and its types</text:p>
          </table:table-cell>
          <table:table-cell table:style-name="Table_5f_of_5f_LINKS.A1" office:value-type="string">
            <text:p text:style-name="Table_20_Contents">https://www.electronicsforu.com/technology-trends/learn-electronics/ir-led-infrared-sensor-basics</text:p>
          </table:table-cell>
        </table:table-row>
        <table:table-row>
          <table:table-cell table:style-name="Table_5f_of_5f_LINKS.A1" office:value-type="string">
            <text:p text:style-name="Table_20_Contents"/>
          </table:table-cell>
          <table:table-cell table:style-name="Table_5f_of_5f_LINKS.A1" office:value-type="string">
            <text:p text:style-name="Table_20_Contents"/>
          </table:table-cell>
        </table:table-row>
        <table:table-row>
          <table:table-cell table:style-name="Table_5f_of_5f_LINKS.A1" office:value-type="string">
            <text:p text:style-name="Table_20_Contents"/>
            <text:p text:style-name="P2">2) Interfacing of IR sensor with stm32</text:p>
          </table:table-cell>
          <table:table-cell table:style-name="Table_5f_of_5f_LINKS.A1" office:value-type="string">
            <text:p text:style-name="Table_20_Contents"><text:a xlink:type="simple" xlink:href="https://www.mathaelectronics.com/interfacing-ir-sensor-with-stm32-discovery-board/" text:style-name="Internet_20_link" text:visited-style-name="Visited_20_Internet_20_Link">https://www.mathaelectronics.com/interfacing-ir-sensor-with-stm32-discovery-board/</text:a></text:p>
            <text:p text:style-name="Table_20_Contents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3)Servo motor </text:p>
          </table:table-cell>
          <table:table-cell table:style-name="Table1.A1" office:value-type="string">
            <text:p text:style-name="P4">https://robu.in/servo-motor-working/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4)Interfacing of Servo motor with stm32</text:p>
          </table:table-cell>
          <table:table-cell table:style-name="Table1.A1" office:value-type="string">
            <text:p text:style-name="P4">https://ruturajn.hashnode.dev/servo-motor-control-with-a-potentiometer-using-the-stm32f407-discovery-kit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5) lm35-temperature-sensor</text:p>
          </table:table-cell>
          <table:table-cell table:style-name="Table1.A1" office:value-type="string">
            <text:p text:style-name="P4">https://lastminuteengineers.com/lm35-temperature-sensor-arduino-tutorial/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6)Interfacing temperature-sensor with stm32</text:p>
          </table:table-cell>
          <table:table-cell table:style-name="Table1.A1" office:value-type="string">
            <text:p text:style-name="P4">https://controllerstech.com/ds18b20-and-stm32/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7)<text:span text:style-name="T2">Interfacing temperature-sensor with </text:span><text:span text:style-name="T1">BeagleBone</text:span></text:p>
          </table:table-cell>
          <table:table-cell table:style-name="Table1.A1" office:value-type="string">
            <text:p text:style-name="P4">https://www.engineersgarage.com/measure-temperature-using-lm35-interfacing-with-beaglebone-black-part-15-15/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acab" officeooo:paragraph-rsid="000facab" fo:background-color="#ffff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BLE OF LIMKS THAT I READ AND SEARCHE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8:38:30.546304144</meta:creation-date>
    <dc:date>2023-12-19T17:57:06.716646819</dc:date>
    <meta:editing-duration>PT38M48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" meta:paragraph-count="15" meta:word-count="46" meta:character-count="819" meta:non-whitespace-character-count="787"/>
  </office:meta>
</office:document-meta>
</file>